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322" officeooo:paragraph-rsid="0018f7ca"/>
    </style:style>
    <style:style style:name="P2" style:family="paragraph" style:parent-style-name="Standard">
      <style:text-properties officeooo:rsid="003c9a69" officeooo:paragraph-rsid="0018f7ca"/>
    </style:style>
    <style:style style:name="P3" style:family="paragraph" style:parent-style-name="Standard">
      <style:text-properties officeooo:rsid="003dd5e0" officeooo:paragraph-rsid="0018f7ca"/>
    </style:style>
    <style:style style:name="P4" style:family="paragraph" style:parent-style-name="Standard">
      <style:text-properties officeooo:rsid="003dd5e0" officeooo:paragraph-rsid="001e193f"/>
    </style:style>
    <style:style style:name="P5" style:family="paragraph" style:parent-style-name="Standard">
      <style:text-properties officeooo:rsid="001af2e2" officeooo:paragraph-rsid="001af2e2"/>
    </style:style>
    <style:style style:name="P6" style:family="paragraph" style:parent-style-name="Standard">
      <style:text-properties officeooo:rsid="001ce729" officeooo:paragraph-rsid="001e193f"/>
    </style:style>
    <style:style style:name="P7" style:family="paragraph" style:parent-style-name="Standard">
      <style:text-properties officeooo:rsid="001e193f" officeooo:paragraph-rsid="001e193f"/>
    </style:style>
    <style:style style:name="P8" style:family="paragraph" style:parent-style-name="Standard">
      <style:text-properties officeooo:paragraph-rsid="001af2e2"/>
    </style:style>
    <style:style style:name="P9" style:family="paragraph" style:parent-style-name="Standard">
      <style:text-properties officeooo:paragraph-rsid="001ce729"/>
    </style:style>
    <style:style style:name="P10" style:family="paragraph" style:parent-style-name="Standard">
      <style:text-properties style:use-window-font-color="true" officeooo:paragraph-rsid="00255824"/>
    </style:style>
    <style:style style:name="P11" style:family="paragraph" style:parent-style-name="Standard">
      <style:text-properties officeooo:paragraph-rsid="00255824"/>
    </style:style>
    <style:style style:name="P12" style:family="paragraph" style:parent-style-name="Standard">
      <style:text-properties officeooo:rsid="0022e2a3" officeooo:paragraph-rsid="0022e2a3"/>
    </style:style>
    <style:style style:name="P13" style:family="paragraph" style:parent-style-name="Standard">
      <style:text-properties officeooo:paragraph-rsid="0022e2a3"/>
    </style:style>
    <style:style style:name="P14" style:family="paragraph" style:parent-style-name="Standard">
      <style:text-properties officeooo:paragraph-rsid="001e193f"/>
    </style:style>
    <style:style style:name="P15" style:family="paragraph" style:parent-style-name="Titre_20_Dossier_20_1">
      <style:paragraph-properties fo:break-before="page"/>
      <style:text-properties officeooo:paragraph-rsid="0018f7ca"/>
    </style:style>
    <style:style style:name="P16" style:family="paragraph" style:parent-style-name="Standard">
      <style:text-properties officeooo:paragraph-rsid="00255824"/>
    </style:style>
    <style:style style:name="P17" style:family="paragraph" style:parent-style-name="Standard">
      <style:text-properties style:use-window-font-color="true" officeooo:paragraph-rsid="002841ea"/>
    </style:style>
    <style:style style:name="T1" style:family="text">
      <style:text-properties officeooo:rsid="0018f7ca"/>
    </style:style>
    <style:style style:name="T2" style:family="text">
      <style:text-properties officeooo:rsid="001ce729"/>
    </style:style>
    <style:style style:name="T3" style:family="text">
      <style:text-properties officeooo:rsid="001e193f"/>
    </style:style>
    <style:style style:name="T4" style:family="text">
      <style:text-properties officeooo:rsid="0022e2a3"/>
    </style:style>
    <style:style style:name="T5" style:family="text">
      <style:text-properties officeooo:rsid="00240eab"/>
    </style:style>
    <style:style style:name="T6" style:family="text">
      <style:text-properties fo:font-variant="normal" fo:text-transform="none" fo:color="#545454" fo:letter-spacing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255824"/>
    </style:style>
    <style:style style:name="T9" style:family="text">
      <style:text-properties fo:font-variant="normal" fo:text-transform="none" fo:letter-spacing="normal" officeooo:rsid="002841ea"/>
    </style:style>
    <style:style style:name="T10" style:family="text">
      <style:text-properties officeooo:rsid="001af2e2"/>
    </style:style>
    <style:style style:name="T11" style:family="text">
      <style:text-properties officeooo:rsid="00255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oste de travail</text:p>
      <text:p text:style-name="P1"/>
      <text:p text:style-name="P2">L’atelier où je travaille se situe au Nord du site d’Airbus Gron. C’est le bâtiment <text:span text:style-name="T1">GC65 nommé « Polaris 4 ».</text:span></text:p>
      <text:p text:style-name="P3"/>
      <text:p text:style-name="P4">Je travaille sur un poste d’A350 <text:span text:style-name="T3">sur la partie </text:span>Tronçon Central, <text:span text:style-name="T3">c’est le</text:span> 370D, mais dans le même bâtiment il y a aussi 3 autres postes 370 (A,B,C), un poste 355, 360 et <text:span text:style-name="T5">5</text:span> postes destinés à l’assemblage des pointes avant. </text:p>
      <text:p text:style-name="P6">Mon poste a la particularité d’être <text:span text:style-name="T5">à l’heure actuelle </text:span>l’unique poste à travailler sur des versions « 1000 » de l’A350 (la version par défaut étant 900).</text:p>
      <text:p text:style-name="P3"/>
      <text:p text:style-name="P5">Pour travailler, je dispose :</text:p>
      <text:p text:style-name="P8"><text:span text:style-name="T10">- d’une roulante opérationnelle NZVSTC 027 005 / 006 </text:span><text:span text:style-name="T6">✓</text:span></text:p>
      <text:p text:style-name="P8"><text:span text:style-name="T10">- d’outillages spécifiques </text:span><text:span text:style-name="T6">✓</text:span></text:p>
      <text:p text:style-name="P9"><text:span text:style-name="T2">- d’une mallette de tampons de contôle </text:span><text:span text:style-name="T6">✓</text:span></text:p>
      <text:p text:style-name="P9"><text:span text:style-name="T2">- de documents de travail (tableau d’avancement, cartographies, classeur de prises de jeu) </text:span><text:span text:style-name="T6">✓✓✓</text:span></text:p>
      <text:p text:style-name="P9"><text:span text:style-name="T2">- de bacs d’agrafes / kanban d’agrafes </text:span><text:span text:style-name="T6">✓✓</text:span></text:p>
      <text:p text:style-name="P9"><text:span text:style-name="T2">- de mallettes de fixations </text:span><text:span text:style-name="T6">✓</text:span></text:p>
      <text:p text:style-name="P9"><text:span text:style-name="T2">- d’une armoire à visseuse VAPA 951 001</text:span><text:span text:style-name="T6">✓</text:span></text:p>
      <text:p text:style-name="P9"><text:span text:style-name="T2">- d’un service logistique me fournissant les pièces dans des chariots</text:span><text:span text:style-name="T6">✓</text:span></text:p>
      <text:p text:style-name="P10"><text:span text:style-name="T8">- de kanbans de pièces</text:span><text:span text:style-name="T6">✓</text:span></text:p>
      <text:p text:style-name="P9"><text:span text:style-name="T2">- de racks comportant les « Electric Drill Unit (EDU) » machines de perçage</text:span><text:span text:style-name="T6">✓</text:span></text:p>
      <text:p text:style-name="P9"><text:span text:style-name="T2">- de racks comportant les grilles à utiliser</text:span><text:span text:style-name="T6">✓</text:span></text:p>
      <text:p text:style-name="P14"><text:span text:style-name="T3">- d’un support de travail électronique ; une tablette Panasonic Toughpad FZ-G1</text:span><text:span text:style-name="T6">✓</text:span></text:p>
      <text:p text:style-name="P7">- d’une supply pour le consommable</text:p>
      <text:p text:style-name="P7">- d’un kitting s’occupant de la gestion des machines de perçage</text:p>
      <text:p text:style-name="P7">- d’un CDU qui fournit crayons / cahiers ainsi que les fourchettes de contrôle LGP/Hilite</text:p>
      <text:p text:style-name="P13"><text:span text:style-name="T4">- générateur hydraulique servant à alimenter les nezs de générateurs LGP</text:span><text:span text:style-name="T6">✓</text:span></text:p>
      <text:p text:style-name="P12">- de nez de générateurs pour les fixations Lockbolt</text:p>
      <text:p text:style-name="P11"><text:span text:style-name="T11">- d’un grillagé contenant des boyaux</text:span><text:span text:style-name="T6">✓</text:span></text:p>
      <text:p text:style-name="P11"><text:span text:style-name="T11">- d’enrouleurs de boyaux d’air</text:span><text:span text:style-name="T6">✓</text:span></text:p>
      <text:p text:style-name="P17"><text:span text:style-name="T9">- de bornes EDU</text:span><text:span text:style-name="T6">✓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re_20_Dossier_20_1" style:display-name="Titre Dossier 1" style:family="paragraph" style:parent-style-name="Standard">
      <loext:graphic-properties draw:fill="solid" draw:fill-color="#7fff00" draw:opacity="100%"/>
      <style:paragraph-properties fo:text-align="center" style:justify-single-word="false" fo:background-color="#7fff00" fo:padding="0.049cm" fo:border="0.06pt solid #000000" style:shadow="none" style:writing-mode="page"/>
      <style:text-properties style:font-name="DejaVu Sans" fo:font-family="'DejaVu Sans'" style:font-family-generic="swiss" style:font-pitch="variable" fo:font-size="16pt" fo:font-weight="bold" officeooo:rsid="001ff322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55:32.095379407</meta:creation-date>
    <dc:date>2017-10-24T22:33:49.157300538</dc:date>
    <meta:editing-duration>PT34M29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1" meta:paragraph-count="25" meta:word-count="272" meta:character-count="1541" meta:non-whitespace-character-count="1293"/>
  </office:meta>
</office:document-meta>
</file>